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ce35" style:family="table-cell" style:parent-style-name="Default">
      <style:table-cell-properties fo:background-color="#ffd7d7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20" office:value-type="string" calcext:value-type="string">
            <text:p>https://www.web.com/blog/marketing-plan/</text:p>
          </table:table-cell>
          <table:table-cell table:style-name="ce20" office:value-type="string" calcext:value-type="string">
            <text:p>https://www.web.com/blog/reasons-business-use-email-marketing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creating an online course 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grow-email-lis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20" office:value-type="string" calcext:value-type="string">
            <text:p>https://www.web.com/blog/the-ultimate-ppc-strategy-for-small-businesses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nefits of having a blog on your small business websit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25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use WordPress: The beginners guid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table:number-columns-repeated="1006"/>
        </table:table-row>
        <table:table-row table:style-name="ro2">
          <table:table-cell office:value-type="string" calcext:value-type="string">
            <text:p>How to attract more visitors to your site 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ebsite-attract-new-customer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website-attract-new-customer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how-to-do-market-research/</text:p>
          </table:table-cell>
          <table:table-cell table:style-name="ce2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content-marketing-for-small-businesses/</text:p>
          </table:table-cell>
          <table:table-cell table:style-name="ce25" office:value-type="string" calcext:value-type="string">
            <text:p>https://www.web.com/blog/writing-viral-social-media-headlines/</text:p>
          </table:table-cell>
          <table:table-cell table:style-name="ce25" office:value-type="string" calcext:value-type="string">
            <text:p>https://www.web.com/blog/reach-influencers-get-response/</text:p>
          </table:table-cell>
          <table:table-cell table:style-name="ce25" office:value-type="string" calcext:value-type="string">
            <text:p>https://www.web.com/blog/design-your-own-website-guide/</text:p>
          </table:table-cell>
          <table:table-cell table:style-name="ce25" office:value-type="string" calcext:value-type="string">
            <text:p>https://www.web.com/blog/website-navigation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brilliant-low-cost-ways-grow-email-marketing-list/</text:p>
          </table:table-cell>
          <table:table-cell table:style-name="ce25" office:value-type="string" calcext:value-type="string">
            <text:p>https://www.web.com/online-marketing/pay-per-click-advertising</text:p>
          </table:table-cell>
          <table:table-cell table:style-name="ce25" table:number-columns-repeated="1003"/>
        </table:table-row>
        <table:table-row table:style-name="ro2">
          <table:table-cell office:value-type="string" calcext:value-type="string">
            <text:p>Market research: Your guide to understanding your customers’ needs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how-to-do-market-research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how-to-do-market-research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ab-testing/</text:p>
          </table:table-cell>
          <table:table-cell table:style-name="ce5" office:value-type="string" calcext:value-type="string">
            <text:p>https://www.web.com/blog/personalize-online-customer-experience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Why you should personalize your online customer experienc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personalize-online-customer-experience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the-ultimate-ppc-strategy-for-small-businesse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is-ppc-marketing/</text:p>
          </table:table-cell>
          <table:table-cell table:style-name="ce25" office:value-type="string" calcext:value-type="string">
            <text:p>https://www.web.com/blog/grow/seo/what-is-seo</text:p>
          </table:table-cell>
          <table:table-cell table:style-name="ce25" office:value-type="string" calcext:value-type="string">
            <text:p>https://www.web.com/blog/grow/seo/SEO-vs-PPC-Whats-the-difference-and-why-you-need-both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Understanding search engine optimization: What is SEO?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hat-is-seo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grow/seo/what-is-seo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lead-generation/do-i-need-ppc-services</text:p>
          </table:table-cell>
          <table:table-cell table:style-name="ce2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technical-seo/</text:p>
          </table:table-cell>
          <table:table-cell office:value-type="string" calcext:value-type="string">
            <text:p>https://www.web.com/blog/grow/seo/how-to-do-an-seo-audit</text:p>
          </table:table-cell>
          <table:table-cell table:number-columns-repeated="1006"/>
        </table:table-row>
        <table:table-row table:style-name="ro2" table:number-rows-repeated="6">
          <table:table-cell table:style-name="ce25" table:number-columns-repeated="16"/>
          <table:table-cell table:number-columns-repeated="1008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 style:data-style-name="N2" text:time-value="08:51:51.255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07T09:12:12.016000000</dc:date>
    <meta:editing-duration>PT23H18M14S</meta:editing-duration>
    <meta:editing-cycles>65</meta:editing-cycles>
    <meta:generator>LibreOffice/7.2.0.4$Windows_X86_64 LibreOffice_project/9a9c6381e3f7a62afc1329bd359cc48accb6435b</meta:generator>
    <meta:document-statistic meta:table-count="1" meta:cell-count="342" meta:object-count="0"/>
  </office:meta>
</office:document-meta>
</file>